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33in" fo:margin-left="0in" fo:margin-right="-0.0028in" table:align="margins"/>
    </style:style>
    <style:style style:name="Table92.A" style:family="table-column">
      <style:table-column-properties style:column-width="0.2063in" style:rel-column-width="1908*"/>
    </style:style>
    <style:style style:name="Table92.C" style:family="table-column">
      <style:table-column-properties style:column-width="0.2299in" style:rel-column-width="2126*"/>
    </style:style>
    <style:style style:name="Table92.D" style:family="table-column">
      <style:table-column-properties style:column-width="0.1785in" style:rel-column-width="1651*"/>
    </style:style>
    <style:style style:name="Table92.E" style:family="table-column">
      <style:table-column-properties style:column-width="1.4833in" style:rel-column-width="13723*"/>
    </style:style>
    <style:style style:name="Table92.F" style:family="table-column">
      <style:table-column-properties style:column-width="4.7792in" style:rel-column-width="44219*"/>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style:font-name="Courier New" fo:font-weight="bold" style:font-weight-asian="bold" style:font-weight-complex="bold"/>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center" style:justify-single-word="false"/>
      <style:text-properties style:font-name="Courier New"/>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4" style:family="paragraph" style:parent-style-name="Table_20_Contents">
      <style:text-properties fo:color="#808080" fo:font-size="10pt"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style:font-name="Arial Black" fo:font-size="10pt" style:font-size-asian="10pt" style:font-size-complex="10pt"/>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1" style:family="paragraph" style:parent-style-name="Table_20_Contents">
      <style:text-properties style:use-window-font-color="true" fo:font-size="10pt" style:font-size-asian="10pt" style:font-size-complex="10pt"/>
    </style:style>
    <style:style style:name="P32" style:family="paragraph" style:parent-style-name="Table_20_Contents">
      <style:paragraph-properties fo:text-align="center" style:justify-single-word="false"/>
      <style:text-properties fo:font-style="italic" style:font-style-asian="italic" style:font-style-complex="italic"/>
    </style:style>
    <style:style style:name="P33" style:family="paragraph" style:parent-style-name="Code">
      <style:text-properties fo:font-size="12pt" fo:font-weight="bold" style:font-size-asian="12pt" style:font-weight-asian="bold" style:font-size-complex="12pt" style:font-weight-complex="bold"/>
    </style:style>
    <style:style style:name="P34" style:family="paragraph" style:parent-style-name="Code">
      <style:paragraph-properties fo:text-align="justify" style:justify-single-word="false"/>
    </style:style>
    <style:style style:name="P35" style:family="paragraph" style:parent-style-name="Code">
      <style:text-properties style:font-name="Times New Roman" fo:font-size="14pt" style:font-name-asian="SimSun" style:font-size-asian="14pt" style:font-name-complex="Mangal" style:font-size-complex="14pt"/>
    </style:style>
    <style:style style:name="P36" style:family="paragraph" style:parent-style-name="Code">
      <style:text-properties style:text-underline-style="solid" style:text-underline-width="auto" style:text-underline-color="font-color" fo:font-weight="bold" style:font-weight-asian="bold" style:font-weight-complex="bold"/>
    </style:style>
    <style:style style:name="P37" style:family="paragraph" style:parent-style-name="Code">
      <style:text-properties style:text-underline-style="none"/>
    </style:style>
    <style:style style:name="P38" style:family="paragraph" style:parent-style-name="Text_20_body">
      <style:paragraph-properties fo:break-before="page"/>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7.0602in" style:type="right" style:leader-style="dotted" style:leader-text="."/>
        </style:tab-stops>
      </style:paragraph-properties>
    </style:style>
    <style:style style:name="P41" style:family="paragraph" style:parent-style-name="Contents_20_2">
      <style:paragraph-properties>
        <style:tab-stops>
          <style:tab-stop style:position="6.8839in" style:type="right"/>
        </style:tab-stops>
      </style:paragraph-properties>
    </style:style>
    <style:style style:name="P42" style:family="paragraph" style:parent-style-name="Index_20_1">
      <style:paragraph-properties>
        <style:tab-stops>
          <style:tab-stop style:position="7.0807in" style:type="right"/>
        </style:tab-stops>
      </style:paragraph-properties>
    </style:style>
    <style:style style:name="P43" style:family="paragraph" style:parent-style-name="Index_20_Separator">
      <style:paragraph-properties>
        <style:tab-stops/>
      </style:paragraph-properties>
    </style:style>
    <style:style style:name="P44" style:family="paragraph" style:parent-style-name="Heading_20_1">
      <style:paragraph-properties fo:text-align="justify" style:justify-single-word="false"/>
    </style:style>
    <style:style style:name="P45" style:family="paragraph" style:parent-style-name="Heading_20_1">
      <style:paragraph-properties fo:break-before="page"/>
    </style:style>
    <style:style style:name="P46" style:family="paragraph" style:parent-style-name="Text_20_body" style:master-page-name="Standard">
      <style:paragraph-properties style:page-numb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paragraph-properties fo:text-align="justify" style:justify-single-word="false"/>
    </style:style>
    <style:style style:name="P50" style:family="paragraph" style:parent-style-name="Text_20_body" style:list-style-name="L5">
      <style:paragraph-properties fo:text-align="justify" style:justify-single-word="false"/>
    </style:style>
    <style:style style:name="P51" style:family="paragraph" style:parent-style-name="Text_20_body" style:list-style-name="L1">
      <style:paragraph-properties fo:text-align="justify" style:justify-single-word="false"/>
    </style:style>
    <style:style style:name="P52" style:family="paragraph" style:parent-style-name="Text_20_body" style:list-style-name="L8">
      <style:paragraph-properties fo:text-align="justify" style:justify-single-word="false"/>
    </style:style>
    <style:style style:name="P53" style:family="paragraph" style:parent-style-name="Text_20_body" style:list-style-name="L10">
      <style:paragraph-properties fo:text-align="justify" style:justify-single-word="false"/>
    </style:style>
    <style:style style:name="P54" style:family="paragraph" style:parent-style-name="Text_20_body" style:list-style-name="L11">
      <style:paragraph-properties fo:text-align="justify" style:justify-single-word="false"/>
    </style:style>
    <style:style style:name="P55" style:family="paragraph" style:parent-style-name="Text_20_body" style:list-style-name="L13">
      <style:paragraph-properties fo:text-align="justify" style:justify-single-word="false"/>
    </style:style>
    <style:style style:name="P56" style:family="paragraph" style:parent-style-name="Text_20_body" style:list-style-name="L14">
      <style:paragraph-properties fo:text-align="justify" style:justify-single-word="false"/>
    </style:style>
    <style:style style:name="P57" style:family="paragraph" style:parent-style-name="Text_20_body" style:list-style-name="L15">
      <style:paragraph-properties fo:text-align="justify" style:justify-single-word="false"/>
    </style:style>
    <style:style style:name="P58" style:family="paragraph" style:parent-style-name="Text_20_body" style:list-style-name="L16">
      <style:paragraph-properties fo:text-align="justify" style:justify-single-word="false"/>
    </style:style>
    <style:style style:name="P59" style:family="paragraph" style:parent-style-name="Text_20_body" style:list-style-name="L17">
      <style:paragraph-properties fo:text-align="justify" style:justify-single-word="false"/>
    </style:style>
    <style:style style:name="P60" style:family="paragraph" style:parent-style-name="Text_20_body" style:list-style-name="L18">
      <style:paragraph-properties fo:text-align="justify" style:justify-single-word="false"/>
    </style:style>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9"/>
    <style:style style:name="P66"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27, 2015</text:p>
      <text:p text:style-name="P2">Covering fOOrth version 0.0.3</text:p>
      <text:p text:style-name="P2">Status: Unpublished.</text:p>
      <text:p text:style-name="Text_20_body"/>
      <text:p text:style-name="Text_20_body"/>
      <text:p text:style-name="Text_20_body"/>
      <text:p text:style-name="P38"/>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9">Table of Contents</text:p>
          </text:index-title>
          <text:p text:style-name="P40">The MIT License (MIT).<text:tab/>5</text:p>
          <text:p text:style-name="P40">Introduction<text:tab/>6</text:p>
          <text:p text:style-name="P41">About the name fOOrth<text:tab/>6</text:p>
          <text:p text:style-name="P41">How fOOrth came to be<text:tab/>6</text:p>
          <text:p text:style-name="P41">Goals and Principles<text:tab/>7</text:p>
          <text:p text:style-name="P41">Report Card<text:tab/>8</text:p>
          <text:p text:style-name="P41">Special Note of Thanks<text:tab/>9</text:p>
          <text:p text:style-name="P40">Installation<text:tab/>10</text:p>
          <text:p text:style-name="P41">Ruby<text:tab/>10</text:p>
          <text:p text:style-name="P41">fOOrth<text:tab/>10</text:p>
          <text:p text:style-name="P41">Running fOOrth<text:tab/>11</text:p>
          <text:p text:style-name="P41">Source Archive<text:tab/>11</text:p>
          <text:p text:style-name="P40">First Steps<text:tab/>12</text:p>
          <text:p text:style-name="P40">The Syntax and Style of fOOrth<text:tab/>14</text:p>
          <text:p text:style-name="P41">Syntax<text:tab/>14</text:p>
          <text:p text:style-name="P41">Spaces<text:tab/>14</text:p>
          <text:p text:style-name="P41">Comments<text:tab/>14</text:p>
          <text:p text:style-name="P41">String Literals<text:tab/>14</text:p>
          <text:p text:style-name="P41">Numeric Literals<text:tab/>15</text:p>
          <text:p text:style-name="P40">A fOOrth Calculator<text:tab/>16</text:p>
          <text:p text:style-name="P41">The Basics<text:tab/>16</text:p>
          <text:p text:style-name="P41">Stack Manipulation<text:tab/>17</text:p>
          <text:p text:style-name="P41">Programming<text:tab/>19</text:p>
          <text:p text:style-name="P41">Control Structures<text:tab/>20</text:p>
          <text:p text:style-name="P41">Data Memory<text:tab/>24</text:p>
          <text:p text:style-name="P40">Data Storage in fOOrth<text:tab/>25</text:p>
          <text:p text:style-name="P41">Typing<text:tab/>25</text:p>
          <text:p text:style-name="P41">Declarations<text:tab/>25</text:p>
          <text:p text:style-name="P41">Scoping<text:tab/>25</text:p>
          <text:p text:style-name="P41">Referencing<text:tab/>26</text:p>
          <text:p text:style-name="P41">Mutation<text:tab/>27</text:p>
          <text:p text:style-name="P40">Cloning Data<text:tab/>29</text:p>
          <text:p text:style-name="P41">Deep vs Shallow Copy<text:tab/>29</text:p>
          <text:p text:style-name="P41">Permissive Copying<text:tab/>31</text:p>
          <text:p text:style-name="P40">The Class Tree<text:tab/>32</text:p>
          <text:p text:style-name="P41">A Brief Overview<text:tab/>32</text:p>
          <text:p text:style-name="P40">Method Mapping<text:tab/>34</text:p>
          <text:p text:style-name="P40">Routing<text:tab/>35</text:p>
          <text:p text:style-name="P41">Routing Internals<text:tab/>36</text:p>
          <text:p text:style-name="P40">Handling Exceptions<text:tab/>38</text:p>
          <text:p text:style-name="P41">Handling Errors<text:tab/>38</text:p>
          <text:p text:style-name="P41">fOOrth Native Exception Codes:<text:tab/>38</text:p>
          <text:p text:style-name="P41">Ruby Mapped Exception Codes<text:tab/>39</text:p>
          <text:p text:style-name="P40">Array<text:tab/>40</text:p>
          <text:p text:style-name="P41">Array Literals<text:tab/>40</text:p>
          <text:p text:style-name="P41">Class Methods<text:tab/>41</text:p>
          <text:p text:style-name="P41">Instance Methods<text:tab/>42</text:p>
          <text:p text:style-name="P41">See Also<text:tab/>50</text:p>
          <text:p text:style-name="P40">Class<text:tab/>51</text:p>
          <text:p text:style-name="P41">Instance Methods<text:tab/>51</text:p>
          <text:p text:style-name="P41">See Also<text:tab/>51</text:p>
          <text:p text:style-name="P40">Complex<text:tab/>52</text:p>
          <text:p text:style-name="P41">Complex Literals<text:tab/>52</text:p>
          <text:p text:style-name="P41">Instance Methods<text:tab/>53</text:p>
          <text:p text:style-name="P41">Instance Stubs<text:tab/>53</text:p>
          <text:p text:style-name="P41">See Also<text:tab/>53</text:p>
          <text:p text:style-name="P40">Exception<text:tab/>54</text:p>
          <text:p text:style-name="P40">FalseClass<text:tab/>55</text:p>
          <text:p text:style-name="P41">Instance Methods<text:tab/>55</text:p>
          <text:p text:style-name="P41">See Also<text:tab/>55</text:p>
          <text:p text:style-name="P40">Float<text:tab/>57</text:p>
          <text:p text:style-name="P41">Float Literals<text:tab/>57</text:p>
          <text:p text:style-name="P41">See Also<text:tab/>57</text:p>
          <text:p text:style-name="P40">Hash<text:tab/>58</text:p>
          <text:p text:style-name="P41">Hash Literals<text:tab/>58</text:p>
          <text:p text:style-name="P41">Instance Methods<text:tab/>58</text:p>
          <text:p text:style-name="P41">See Also<text:tab/>58</text:p>
          <text:p text:style-name="P40">InStream<text:tab/>59</text:p>
          <text:p text:style-name="P41">Class Methods<text:tab/>59</text:p>
          <text:p text:style-name="P41">Instance Methods<text:tab/>59</text:p>
          <text:p text:style-name="P41">Class Stubs<text:tab/>59</text:p>
          <text:p text:style-name="P41">See Also<text:tab/>59</text:p>
          <text:p text:style-name="P40">Integer<text:tab/>60</text:p>
          <text:p text:style-name="P41">Integer Literals<text:tab/>60</text:p>
          <text:p text:style-name="P41">Instance Methods<text:tab/>60</text:p>
          <text:p text:style-name="P41">See Also<text:tab/>61</text:p>
          <text:p text:style-name="P40">MaxNumeric<text:tab/>62</text:p>
          <text:p text:style-name="P41">MaxNumeric Literals<text:tab/>62</text:p>
          <text:p text:style-name="P41">Instance Methods<text:tab/>62</text:p>
          <text:p text:style-name="P40">MinNumeric<text:tab/>63</text:p>
          <text:p text:style-name="P41">Min Numeric Literals<text:tab/>63</text:p>
          <text:p text:style-name="P41">Instance Methods<text:tab/>63</text:p>
          <text:p text:style-name="P40">NilClass<text:tab/>64</text:p>
          <text:p text:style-name="P41">Instance Methods<text:tab/>64</text:p>
          <text:p text:style-name="P41"><text:soft-page-break/>See Also<text:tab/>64</text:p>
          <text:p text:style-name="P40">Numeric<text:tab/>65</text:p>
          <text:p text:style-name="P41">Instance Methods<text:tab/>65</text:p>
          <text:p text:style-name="P41">See Also<text:tab/>67</text:p>
          <text:p text:style-name="P40">Object<text:tab/>68</text:p>
          <text:p text:style-name="P41">Instance Methods<text:tab/>68</text:p>
          <text:p text:style-name="P41">See Also<text:tab/>77</text:p>
          <text:p text:style-name="P40">OutStream<text:tab/>78</text:p>
          <text:p text:style-name="P41">Class Methods<text:tab/>78</text:p>
          <text:p text:style-name="P41">Instance Methods<text:tab/>78</text:p>
          <text:p text:style-name="P41">Class Stubs<text:tab/>78</text:p>
          <text:p text:style-name="P41">See Also<text:tab/>79</text:p>
          <text:p text:style-name="P40">Procedure<text:tab/>80</text:p>
          <text:p text:style-name="P41">Procedure Literals<text:tab/>80</text:p>
          <text:p text:style-name="P41">Instance Methods<text:tab/>80</text:p>
          <text:p text:style-name="P41">See Also<text:tab/>80</text:p>
          <text:p text:style-name="P40">Queue<text:tab/>81</text:p>
          <text:p text:style-name="P41">Instance Methods<text:tab/>81</text:p>
          <text:p text:style-name="P41">See Also<text:tab/>81</text:p>
          <text:p text:style-name="P40">Rational<text:tab/>82</text:p>
          <text:p text:style-name="P41">Rational Literals<text:tab/>82</text:p>
          <text:p text:style-name="P41">Instance Methods<text:tab/>82</text:p>
          <text:p text:style-name="P41">See Also<text:tab/>83</text:p>
          <text:p text:style-name="P40">Stack<text:tab/>84</text:p>
          <text:p text:style-name="P41">Instance Methods<text:tab/>84</text:p>
          <text:p text:style-name="P41">See Also<text:tab/>84</text:p>
          <text:p text:style-name="P40">String<text:tab/>85</text:p>
          <text:p text:style-name="P41">String Literals<text:tab/>85</text:p>
          <text:p text:style-name="P41">Instance Methods<text:tab/>85</text:p>
          <text:p text:style-name="P41">See Also<text:tab/>86</text:p>
          <text:p text:style-name="P40">Thread<text:tab/>87</text:p>
          <text:p text:style-name="P41">Class Methods<text:tab/>87</text:p>
          <text:p text:style-name="P41">Instance Methods<text:tab/>87</text:p>
          <text:p text:style-name="P41">See Also<text:tab/>87</text:p>
          <text:p text:style-name="P40">TrueClass<text:tab/>88</text:p>
          <text:p text:style-name="P41">See Also<text:tab/>88</text:p>
          <text:p text:style-name="P40">VirtualMachine<text:tab/>89</text:p>
          <text:p text:style-name="P41">Instance Methods<text:tab/>89</text:p>
          <text:p text:style-name="P41">Commands<text:tab/>91</text:p>
          <text:p text:style-name="P41">See Also<text:tab/>92</text:p>
          <text:p text:style-name="P40">Appendix A – Symbol Glossary<text:tab/>93</text:p>
          <text:p text:style-name="P40">Appendix B – Regular Expressions<text:tab/>95</text:p>
          <text:p text:style-name="P40">Edit History:<text:tab/>98</text:p>
        </text:index-body>
      </text:table-of-content>
      <text:p text:style-name="Text_20_body"/>
      <text:h text:style-name="P45"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4"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463209148012326800" text:style-name="L1">
        <text:list-item>
          <text:p text:style-name="P47">A Simple, Easy-to-Understand syntax that is none the less, Expressive and Compact:</text:p>
        </text:list-item>
      </text:list>
      <text:list xml:id="list4549771045095847612" text:style-name="L2">
        <text:list-item>
          <text:list>
            <text:list-item>
              <text:p text:style-name="P48">Source code in fOOrth is free-form with no line oriented limitations or rules.</text:p>
            </text:list-item>
            <text:list-item>
              <text:p text:style-name="P48">Support is given to the easy representation of common literal data such as strings, integers, floating point numbers, rational numbers, and complex numbers.</text:p>
            </text:list-item>
          </text:list>
        </text:list-item>
      </text:list>
      <text:list xml:id="list31297541" text:continue-list="list7463209148012326800" text:style-name="L1">
        <text:list-item>
          <text:p text:style-name="P47">Safe Data and Data Structures:</text:p>
        </text:list-item>
      </text:list>
      <text:list xml:id="list2331535676772863373" text:style-name="L3">
        <text:list-item>
          <text:list>
            <text:list-item>
              <text:p text:style-name="P49">Simple, reliable arithmetic. In fOOrth, integer operations never overflow. Rational <text:soft-page-break/>values can be represented exactly, complex numbers are supported, and conversions between numeric types are simple.</text:p>
            </text:list-item>
            <text:list-item>
              <text:p text:style-name="P49">Strings grow as needed without the need to allocate space or worry about overflow.</text:p>
            </text:list-item>
            <text:list-item>
              <text:p text:style-name="P49">Data containers such as arrays and hashes grow as needed. Out of range subscripts cannot access undefined memory regions. </text:p>
            </text:list-item>
          </text:list>
        </text:list-item>
      </text:list>
      <text:list xml:id="list31315249" text:continue-list="list31297541" text:style-name="L1">
        <text:list-item>
          <text:p text:style-name="P47">Message Passing:</text:p>
        </text:list-item>
      </text:list>
      <text:list xml:id="list4900542699705968556" text:style-name="L4">
        <text:list-item>
          <text:list>
            <text:list-item>
              <text:p text:style-name="P61">In fOOrth all actions take the form of messages sent to a receiver.</text:p>
            </text:list-item>
            <text:list-item>
              <text:p text:style-name="P61">The routing of messages is specified by the exact type of the message.</text:p>
            </text:list-item>
            <text:list-item>
              <text:p text:style-name="P61">Message receivers include data items on the stack as well as the virtual machine object associated with the current thread of execution.</text:p>
            </text:list-item>
            <text:list-item>
              <text:p text:style-name="P61">Messages for which no routing specification can be found, generate an error at compile time.</text:p>
            </text:list-item>
          </text:list>
        </text:list-item>
      </text:list>
      <text:list xml:id="list31311235" text:continue-list="list31315249" text:style-name="L1">
        <text:list-item>
          <text:p text:style-name="P47">Object Oriented Design:</text:p>
        </text:list-item>
      </text:list>
      <text:list xml:id="list8744313388462387944" text:style-name="L5">
        <text:list-item>
          <text:list>
            <text:list-item>
              <text:p text:style-name="P50">Support class based inheritance, with a non-cyclic (single inheritance) tree derived from a common base Object class.</text:p>
            </text:list-item>
            <text:list-item>
              <text:p text:style-name="P62">Support late binding and polymorphism through message interface compatibility or “duck” typing.</text:p>
            </text:list-item>
          </text:list>
        </text:list-item>
      </text:list>
      <text:list xml:id="list31323517" text:continue-list="list31311235" text:style-name="L1">
        <text:list-item>
          <text:p text:style-name="P47">Meta programming: </text:p>
        </text:list-item>
      </text:list>
      <text:list xml:id="list5743771770099757528" text:style-name="L6">
        <text:list-item>
          <text:list>
            <text:list-item>
              <text:p text:style-name="P63">Support extensible language constructs by making the compiler an accessible part of the system.</text:p>
            </text:list-item>
          </text:list>
        </text:list-item>
      </text:list>
      <text:list xml:id="list31318382" text:continue-list="list31323517" text:style-name="L1">
        <text:list-item>
          <text:p text:style-name="P47">Reliability:</text:p>
        </text:list-item>
      </text:list>
      <text:list xml:id="list5703282473693678677" text:style-name="L7">
        <text:list-item>
          <text:list>
            <text:list-item>
              <text:p text:style-name="P64">Errors should be detected as soon as possible. </text:p>
            </text:list-item>
            <text:list-item>
              <text:p text:style-name="P64">Language constructs should not be designed in a way that causes simple coding errors to spin off into infinite loops. </text:p>
            </text:list-item>
          </text:list>
        </text:list-item>
      </text:list>
      <text:list xml:id="list31321580" text:continue-list="list31318382" text:style-name="L1">
        <text:list-item>
          <text:p text:style-name="P51">Building on the host language:</text:p>
        </text:list-item>
      </text:list>
      <text:list xml:id="list8959989171727078995" text:style-name="L8">
        <text:list-item>
          <text:list>
            <text:list-item>
              <text:p text:style-name="P52">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99359724"/>Thanks<text:alphabetical-index-mark-end text:id="IMark99359724"/></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1423581361900833655" text:style-name="L9">
        <text:list-item>
          <text:p text:style-name="P65">ruby 1.9.3p484 (2013-11-22) [i386-mingw32]</text:p>
        </text:list-item>
        <text:list-item>
          <text:p text:style-name="P65">ruby 2.1.5p273 (2014-11-13 revision 48405) [i386-mingw32]</text:p>
        </text:list-item>
        <text:list-item>
          <text:p text:style-name="P65">Rubinius – to be tested!</text:p>
        </text:list-item>
        <text:list-item>
          <text:p text:style-name="P65">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99359724"/>Rake<text:alphabetical-index-mark-end text:id="IMark99359724"/>:</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9359724"/>Demo.rb<text:alphabetical-index-mark-end text:id="IMark9935972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61025152"/>drop<text:alphabetical-index-mark-end text:id="IMark6102515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61025152"/>dup<text:alphabetical-index-mark-end text:id="IMark6102515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4">&gt;</text:p>
          </table:table-cell>
        </table:table-row>
        <table:table-row table:style-name="Table54.1">
          <table:table-cell table:style-name="Table54.A2" office:value-type="string">
            <text:p text:style-name="P15"><text:alphabetical-index-mark-start text:id="IMark61025152"/>nip<text:alphabetical-index-mark-end text:id="IMark6102515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61025152"/>over<text:alphabetical-index-mark-end text:id="IMark6102515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61025152"/>pick<text:alphabetical-index-mark-end text:id="IMark6102515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61025152"/>swap<text:alphabetical-index-mark-end text:id="IMark6102515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4">&gt;</text:p>
          </table:table-cell>
        </table:table-row>
        <table:table-row table:style-name="Table54.1">
          <table:table-cell table:style-name="Table54.A2" office:value-type="string">
            <text:p text:style-name="P15"><text:alphabetical-index-mark-start text:id="IMark61025152"/>tuck<text:alphabetical-index-mark-end text:id="IMark6102515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66813076098698008" text:style-name="L10">
        <text:list-item>
          <text:p text:style-name="P53">To store return addresses for word calls. In fOOrth this is handled by the Ruby virtual machine.</text:p>
        </text:list-item>
        <text:list-item>
          <text:p text:style-name="P53">To store context for control structures. In fOOrth the context mechanism provides for a far richer and more reliable set of control, compile, and data structures.</text:p>
        </text:list-item>
        <text:list-item>
          <text:p text:style-name="P5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60889048"/>if<text:alphabetical-index-mark-end text:id="IMark60889048"/>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60889048"/>else<text:alphabetical-index-mark-end text:id="IMark60889048"/>” and “<text:alphabetical-index-mark-start text:id="IMark60889288"/>then<text:alphabetical-index-mark-end text:id="IMark60889288"/>”.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60889288"/>switch<text:alphabetical-index-mark-end text:id="IMark60889288"/>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60889288"/>do<text:alphabetical-index-mark-end text:id="IMark60889288"/>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60889288"/>loop<text:alphabetical-index-mark-end text:id="IMark60889288"/>” commands mark the boundaries of the loop; The “<text:alphabetical-index-mark-start text:id="IMark60889048"/>i<text:alphabetical-index-mark-end text:id="IMark60889048"/>” command is used to retrieve the current loop counter value. For nested loops, the “<text:alphabetical-index-mark-start text:id="IMark61023664"/>j<text:alphabetical-index-mark-end text:id="IMark61023664"/>” command retrieves the value of the outer loops counter value. <text:s/>By default, the “loop” command adds one to the loop value. For more flexible looping, the “<text:alphabetical-index-mark-start text:id="IMark61024720"/>+loop<text:alphabetical-index-mark-end text:id="IMark6102472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61024720"/>-i<text:alphabetical-index-mark-end text:id="IMark61024720"/> and <text:alphabetical-index-mark-start text:id="IMark61023664"/>-j<text:alphabetical-index-mark-end text:id="IMark61023664"/></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61023664"/>begin<text:alphabetical-index-mark-end text:id="IMark61023664"/>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363304836320260183" text:style-name="L11">
        <text:list-item>
          <text:p text:style-name="P54">begin … <text:alphabetical-index-mark-start text:id="IMark60889048"/>until<text:alphabetical-index-mark-end text:id="IMark60889048"/> – loops until the top of stack is true.</text:p>
        </text:list-item>
        <text:list-item>
          <text:p text:style-name="P54">begin … <text:alphabetical-index-mark-start text:id="IMark61023664"/>again<text:alphabetical-index-mark-end text:id="IMark61023664"/> – loops indefinitely </text:p>
        </text:list-item>
        <text:list-item>
          <text:p text:style-name="P54">begin … <text:alphabetical-index-mark-start text:id="IMark60889048"/>repeat<text:alphabetical-index-mark-end text:id="IMark60889048"/>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6"/>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60889048"/>Typing<text:alphabetical-index-mark-end text:id="IMark60889048"/></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60889048"/>Duck Typing<text:alphabetical-index-mark-end text:id="IMark6088904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60889048"/>Declarations<text:alphabetical-index-mark-end text:id="IMark60889048"/></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60889048"/>Scoping<text:alphabetical-index-mark-end text:id="IMark60889048"/></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60889048"/><text:span text:style-name="T7">val:</text:span><text:alphabetical-index-mark-end text:id="IMark60889048"/> and <text:alphabetical-index-mark-start text:id="IMark61024720"/><text:span text:style-name="T7">var:</text:span><text:alphabetical-index-mark-end text:id="IMark61024720"/></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61024720"/><text:span text:style-name="T7">.init</text:span><text:alphabetical-index-mark-end text:id="IMark61024720"/> method being the most popular since it is called to initialize a new instance of the object.</text:p>
      <text:p text:style-name="P3">Methods: <text:alphabetical-index-mark-start text:id="IMark61024720"/><text:span text:style-name="T7">val@:</text:span><text:alphabetical-index-mark-end text:id="IMark61024720"/> and <text:alphabetical-index-mark-start text:id="IMark60889048"/><text:span text:style-name="T7">var@:</text:span><text:alphabetical-index-mark-end text:id="IMark60889048"/></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60889048"/><text:span text:style-name="T7">val#:</text:span><text:alphabetical-index-mark-end text:id="IMark60889048"/> and <text:alphabetical-index-mark-start text:id="IMark61024720"/><text:span text:style-name="T7">var#:</text:span><text:alphabetical-index-mark-end text:id="IMark61024720"/></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61024720"/><text:span text:style-name="T7">val$:</text:span><text:alphabetical-index-mark-end text:id="IMark61024720"/> and <text:alphabetical-index-mark-start text:id="IMark60889048"/><text:span text:style-name="T7">var$:</text:span><text:alphabetical-index-mark-end text:id="IMark60889048"/></text:p>
      <text:p text:style-name="P3">Regex for valid local variable names: <text:span text:style-name="T7">/^\$[a-z][a-z0-9_]*$/</text:span></text:p>
      <text:p text:style-name="Text_20_body">Notes:</text:p>
      <text:p text:style-name="Text_20_body"/>
      <text:h text:style-name="Heading_20_2" text:outline-level="2"><text:alphabetical-index-mark-start text:id="IMark60889048"/>Referencing<text:alphabetical-index-mark-end text:id="IMark60889048"/></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2">var</text:p>
          </table:table-cell>
          <table:table-cell table:style-name="Table56.C1" office:value-type="string">
            <text:p text:style-name="P32">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60889048"/>Mutation<text:alphabetical-index-mark-end text:id="IMark60889048"/></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1">dup</text:p>
          </table:table-cell>
          <table:table-cell table:style-name="Table57.A2" office:value-type="string">
            <text:p text:style-name="P21">x</text:p>
          </table:table-cell>
          <table:table-cell table:style-name="Table57.A2" office:value-type="string">
            <text:p text:style-name="P21">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6579469703363516966" text:style-name="L12">
        <text:list-item>
          <text:p text:style-name="P66">No Copying</text:p>
        </text:list-item>
        <text:list-item>
          <text:p text:style-name="P66">Shallow Copying</text:p>
        </text:list-item>
        <text:list-item>
          <text:p text:style-name="P66">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3">Object</text:p>
      <text:p text:style-name="P33"><text:tab/>Array</text:p>
      <text:p text:style-name="P33"><text:tab/>Class</text:p>
      <text:p text:style-name="P33"><text:tab/>Exception</text:p>
      <text:p text:style-name="P33"><text:tab/>FalseClass</text:p>
      <text:p text:style-name="P33"><text:tab/>Hash</text:p>
      <text:p text:style-name="P33"><text:tab/>InStream</text:p>
      <text:p text:style-name="P33"><text:tab/>MaxNumeric</text:p>
      <text:p text:style-name="P33"><text:tab/>MinNumeric</text:p>
      <text:p text:style-name="P33"><text:tab/>NilClass</text:p>
      <text:p text:style-name="P33"><text:tab/>Numeric</text:p>
      <text:p text:style-name="P33"><text:tab/><text:tab/>Complex</text:p>
      <text:p text:style-name="P33"><text:tab/><text:tab/>Float</text:p>
      <text:p text:style-name="P33"><text:tab/><text:tab/>Integer</text:p>
      <text:p text:style-name="P33"><text:tab/><text:tab/><text:tab/>Bignum</text:p>
      <text:p text:style-name="P33"><text:tab/><text:tab/><text:tab/>Fixnum</text:p>
      <text:p text:style-name="P33"><text:tab/><text:tab/>Rational</text:p>
      <text:p text:style-name="P33"><text:tab/>OutStream</text:p>
      <text:p text:style-name="P33"><text:tab/>Procedure</text:p>
      <text:p text:style-name="P33"><text:tab/>Queue</text:p>
      <text:p text:style-name="P33"><text:tab/>String</text:p>
      <text:p text:style-name="P33"><text:tab/>Thread</text:p>
      <text:p text:style-name="P33"><text:tab/>TrueClass</text:p>
      <text:p text:style-name="P33"><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60889048"/>Classes<text:alphabetical-index-mark-end text:id="IMark6088904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60889048"/>Inheritance<text:alphabetical-index-mark-end text:id="IMark6088904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60889048"/>Methods<text:alphabetical-index-mark-end text:id="IMark60889048"/></text:h>
      <text:p text:style-name="P3">All code in fOOrth is contained in methods. A method is a fragment of code that an object uses to respond to a message that has been sent to that object. In fOOrth there are three sorts of methods:</text:p>
      <text:list xml:id="list5198971878168857488" text:style-name="L13">
        <text:list-item>
          <text:p text:style-name="P55">Shared: Methods that are common to all instances of the class that contains them.</text:p>
        </text:list-item>
        <text:list-item>
          <text:p text:style-name="P55">Exclusive: Methods that are defined for one and only one object (and all of its clones that are created <text:span text:style-name="T2">after</text:span> the exclusive method is defined.).</text:p>
        </text:list-item>
        <text:list-item>
          <text:p text:style-name="P55">Local: Methods that are created in a context and are accessible only in that context. When the context concludes, these methods are no longer accessible.</text:p>
        </text:list-item>
      </text:list>
      <text:h text:style-name="Heading_20_3" text:outline-level="3"><text:alphabetical-index-mark-start text:id="IMark61024720"/>Late Binding<text:alphabetical-index-mark-end text:id="IMark61024720"/> and <text:alphabetical-index-mark-start text:id="IMark61034660"/>Polymorphism<text:alphabetical-index-mark-end text:id="IMark61034660"/></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61034660"/>Method Mapping<text:alphabetical-index-mark-end text:id="IMark61034660"/></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4547317983062634720" text:style-name="L14">
        <text:list-item>
          <text:p text:style-name="P56">The strings used by fOOrth needed to be converted to Ruby symbols to allow code to be executed in Ruby.</text:p>
        </text:list-item>
        <text:list-item>
          <text:p text:style-name="P56">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6">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61024720"/>SymbolMap<text:alphabetical-index-mark-end text:id="IMark61024720"/> class. This class creates mappings in one of two ways:</text:p>
      <text:list xml:id="list486757247732809174" text:style-name="L15">
        <text:list-item>
          <text:p text:style-name="P5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61024720"/>Routing<text:alphabetical-index-mark-end text:id="IMark61024720"/></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682384789231897999" text:style-name="L16">
        <text:list-item>
          <text:p text:style-name="P58">The defining word used to create the method.</text:p>
        </text:list-item>
        <text:list-item>
          <text:p text:style-name="P58">The receiver of the defining word used to create the method.</text:p>
        </text:list-item>
        <text:list-item>
          <text:p text:style-name="P58">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61024192"/>:<text:alphabetical-index-mark-end text:id="IMark61024192"/></text:p>
          </table:table-cell>
          <table:table-cell table:style-name="Table9.A2" office:value-type="string">
            <text:p text:style-name="P11">N/A</text:p>
          </table:table-cell>
          <table:table-cell table:style-name="Table9.A2" office:value-type="string">
            <text:p text:style-name="P18">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61024192"/>.:<text:alphabetical-index-mark-end text:id="IMark61024192"/></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60619884"/>.::<text:alphabetical-index-mark-end text:id="IMark60619884"/></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8">tbd</text:p>
          </table:table-cell>
          <table:table-cell table:style-name="Table9.A2" office:value-type="string">
            <text:p text:style-name="P11">Context</text:p>
          </table:table-cell>
          <table:table-cell table:style-name="Table9.E2" office:value-type="string">
            <text:p text:style-name="P22">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61064776"/>do_map_name<text:alphabetical-index-mark-end text:id="IMark6106477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Handling Error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9">Code</text:p>
            </table:table-cell>
            <table:covered-table-cell/>
            <table:covered-table-cell/>
            <table:table-cell table:style-name="Table55.D1" office:value-type="string">
              <text:p text:style-name="P28">Description</text:p>
            </table:table-cell>
          </table:table-row>
        </table:table-header-rows>
        <table:table-row table:style-name="Table55.1">
          <table:table-cell table:style-name="Table55.A2" office:value-type="string">
            <text:p text:style-name="P23">F</text:p>
          </table:table-cell>
          <table:table-cell table:style-name="Table55.A2" office:value-type="string">
            <text:p text:style-name="P23">*</text:p>
          </table:table-cell>
          <table:table-cell table:style-name="Table55.A2" office:value-type="string">
            <text:p text:style-name="P23">*</text:p>
          </table:table-cell>
          <table:table-cell table:style-name="Table55.D2" office:value-type="string">
            <text:p text:style-name="P24">Generic fOOrth Native Exception Code for All Errors.</text:p>
          </table:table-cell>
        </table:table-row>
        <table:table-row table:style-name="Table55.1">
          <table:table-cell table:style-name="Table55.A2" office:value-type="string">
            <text:p text:style-name="P23"/>
          </table:table-cell>
          <table:table-cell table:style-name="Table55.A2" office:value-type="string">
            <text:p text:style-name="P23"/>
          </table:table-cell>
          <table:table-cell table:style-name="Table55.A2" office:value-type="string">
            <text:p text:style-name="P23"/>
          </table:table-cell>
          <table:table-cell table:style-name="Table55.D2" office:value-type="string">
            <text:p text:style-name="P24"/>
          </table:table-cell>
        </table:table-row>
        <table:table-row table:style-name="Table55.1">
          <table:table-cell table:style-name="Table55.A2" office:value-type="string">
            <text:p text:style-name="P23">F</text:p>
          </table:table-cell>
          <table:table-cell table:style-name="Table55.A2" office:value-type="string">
            <text:p text:style-name="P23">1</text:p>
          </table:table-cell>
          <table:table-cell table:style-name="Table55.A2" office:value-type="string">
            <text:p text:style-name="P23">*</text:p>
          </table:table-cell>
          <table:table-cell table:style-name="Table55.D2" office:value-type="string">
            <text:p text:style-name="P24">Compile Time Errors.</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0</text:p>
          </table:table-cell>
          <table:table-cell table:style-name="Table55.D2" office:value-type="string">
            <text:p text:style-name="P25">Syntax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1</text:p>
          </table:table-cell>
          <table:table-cell table:style-name="Table55.D2" office:value-type="string">
            <text:p text:style-name="P25">Specification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2</text:p>
          </table:table-cell>
          <table:table-cell table:style-name="Table55.D2" office:value-type="string">
            <text:p text:style-name="P25">Control Structure Nesting Error</text:p>
          </table:table-cell>
        </table:table-row>
        <table:table-row table:style-name="Table55.1">
          <table:table-cell table:style-name="Table55.A2" office:value-type="string">
            <text:p text:style-name="P30">F</text:p>
          </table:table-cell>
          <table:table-cell table:style-name="Table55.A2" office:value-type="string">
            <text:p text:style-name="P30">1</text:p>
          </table:table-cell>
          <table:table-cell table:style-name="Table55.A1" office:value-type="string">
            <text:p text:style-name="P30">3</text:p>
          </table:table-cell>
          <table:table-cell table:style-name="Table55.D2" office:value-type="string">
            <text:p text:style-name="P31">Invalid Operation for Target.</text:p>
          </table:table-cell>
        </table:table-row>
        <table:table-row table:style-name="Table55.1">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0"/>
          </table:table-cell>
          <table:table-cell table:style-name="Table55.D2" office:value-type="string">
            <text:p text:style-name="P31"/>
          </table:table-cell>
        </table:table-row>
        <table:table-row table:style-name="Table55.1">
          <table:table-cell table:style-name="Table55.A2" office:value-type="string">
            <text:p text:style-name="P23">F</text:p>
          </table:table-cell>
          <table:table-cell table:style-name="Table55.A2" office:value-type="string">
            <text:p text:style-name="P23">2</text:p>
          </table:table-cell>
          <table:table-cell table:style-name="Table55.A2" office:value-type="string">
            <text:p text:style-name="P23">*</text:p>
          </table:table-cell>
          <table:table-cell table:style-name="Table55.D2" office:value-type="string">
            <text:p text:style-name="P24">Message Passing Errors</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0</text:p>
          </table:table-cell>
          <table:table-cell table:style-name="Table55.D2" office:value-type="string">
            <text:p text:style-name="P25">Message Not Understood by the Receiver.</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1</text:p>
          </table:table-cell>
          <table:table-cell table:style-name="Table55.D2" office:value-type="string">
            <text:p text:style-name="P25">Control Structure is Not Supported by the Receive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3</text:p>
          </table:table-cell>
          <table:table-cell table:style-name="Table55.A2" office:value-type="string">
            <text:p text:style-name="P23">*</text:p>
          </table:table-cell>
          <table:table-cell table:style-name="Table55.D2" office:value-type="string">
            <text:p text:style-name="P24">Data Underflow Errors</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0</text:p>
          </table:table-cell>
          <table:table-cell table:style-name="Table55.D2" office:value-type="string">
            <text:p text:style-name="P25">Virtual Machine Data Stack Underflow</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1</text:p>
          </table:table-cell>
          <table:table-cell table:style-name="Table55.D2" office:value-type="string">
            <text:p text:style-name="P25">Stack/Queue Underflow</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7">F</text:p>
          </table:table-cell>
          <table:table-cell table:style-name="Table55.A2" office:value-type="string">
            <text:p text:style-name="P27">4</text:p>
          </table:table-cell>
          <table:table-cell table:style-name="Table55.A2" office:value-type="string">
            <text:p text:style-name="P27">0</text:p>
          </table:table-cell>
          <table:table-cell table:style-name="Table55.D2" office:value-type="string">
            <text:p text:style-name="P25">Data Conversion Erro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5</text:p>
          </table:table-cell>
          <table:table-cell table:style-name="Table55.A2" office:value-type="string">
            <text:p text:style-name="P23">*</text:p>
          </table:table-cell>
          <table:table-cell table:style-name="Table55.D2" office:value-type="string">
            <text:p text:style-name="P24">I/O Errors</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0</text:p>
          </table:table-cell>
          <table:table-cell table:style-name="Table55.D2" office:value-type="string">
            <text:p text:style-name="P25">Error Opening a File for Reading</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1</text:p>
          </table:table-cell>
          <table:table-cell table:style-name="Table55.D2" office:value-type="string">
            <text:p text:style-name="P25">Error Opening a File for Writing</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6</text:p>
          </table:table-cell>
          <table:table-cell table:style-name="Table55.A2" office:value-type="string">
            <text:p text:style-name="P23">*</text:p>
          </table:table-cell>
          <table:table-cell table:style-name="Table55.D2" office:value-type="string">
            <text:p text:style-name="P24">Thread Errors</text:p>
          </table:table-cell>
        </table:table-row>
        <table:table-row table:style-name="Table55.1">
          <table:table-cell table:style-name="Table55.A2" office:value-type="string">
            <text:p text:style-name="P27">F</text:p>
          </table:table-cell>
          <table:table-cell table:style-name="Table55.A2" office:value-type="string">
            <text:p text:style-name="P27">6</text:p>
          </table:table-cell>
          <table:table-cell table:style-name="Table55.A2" office:value-type="string">
            <text:p text:style-name="P27">0</text:p>
          </table:table-cell>
          <table:table-cell table:style-name="Table55.D2" office:value-type="string">
            <text:p text:style-name="P25">Duplicate Virtual Machines</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ext:soft-page-break/>
        <table:table-row table:style-name="Table55.1">
          <table:table-cell table:style-name="Table55.A2" office:value-type="string">
            <text:p text:style-name="P30">F</text:p>
          </table:table-cell>
          <table:table-cell table:style-name="Table55.A2" office:value-type="string">
            <text:p text:style-name="P30">9</text:p>
          </table:table-cell>
          <table:table-cell table:style-name="Table55.A2" office:value-type="string">
            <text:p text:style-name="P30">0</text:p>
          </table:table-cell>
          <table:table-cell table:style-name="Table55.D2" office:value-type="string">
            <text:p text:style-name="P31">Internal Compiler Data Structure Error</text:p>
          </table:table-cell>
        </table:table-row>
      </table:table>
      <text:p text:style-name="Text_20_body"/>
      <text:h text:style-name="Heading_20_2" text:outline-level="2">Ruby Mapped Exception Codes</text:h>
      <text:p text:style-name="Text_20_body"/>
      <text:p text:style-name="Text_20_body"/>
      <table:table table:name="Table92" table:style-name="Table92">
        <table:table-column table:style-name="Table92.A" table:number-columns-repeated="2"/>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29">Code</text:p>
            </table:table-cell>
            <table:covered-table-cell/>
            <table:covered-table-cell/>
            <table:table-cell table:style-name="Table92.A1" office:value-type="string">
              <text:p text:style-name="P29"/>
            </table:table-cell>
            <table:table-cell table:style-name="Table92.A1" office:value-type="string">
              <text:p text:style-name="P29">Subcode</text:p>
            </table:table-cell>
            <table:table-cell table:style-name="Table92.F1" office:value-type="string">
              <text:p text:style-name="P28">Description</text:p>
            </table:table-cell>
          </table:table-row>
        </table:table-header-rows>
        <table:table-row table:style-name="Table92.1">
          <table:table-cell table:style-name="Table92.A2" office:value-type="string">
            <text:p text:style-name="P23">E</text:p>
          </table:table-cell>
          <table:table-cell table:style-name="Table92.A2" office:value-type="string">
            <text:p text:style-name="P23">*</text:p>
          </table:table-cell>
          <table:table-cell table:style-name="Table92.A2" office:value-type="string">
            <text:p text:style-name="P23">*</text:p>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Generic Ruby Mapped Exception Code for All Errors.</text:p>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
      <text:h text:style-name="Heading_20_1" text:outline-level="1"><text:alphabetical-index-mark-start text:id="IMark61064872"/>Array<text:alphabetical-index-mark-end text:id="IMark6106487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1441278753146034781" text:style-name="L17">
        <text:list-item>
          <text:p text:style-name="P59">The first two examples both create “empty” arrays with zero data elements. </text:p>
        </text:list-item>
        <text:list-item>
          <text:p text:style-name="P59">Array data do NOT need to be the same “type” of data. Mixing is allowed. </text:p>
        </text:list-item>
        <text:list-item>
          <text:p text:style-name="P59">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8246103030111385325" text:style-name="L18">
        <text:list-item>
          <text:p text:style-name="P60"><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61064440"/>.new<text:alphabetical-index-mark-end text:id="IMark61064440"/>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61064440"/>.new{<text:alphabetical-index-mark-end text:id="IMark61064440"/>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61064440"/>x<text:alphabetical-index-mark-end text:id="IMark61064440"/>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61064440"/>}<text:alphabetical-index-mark-end text:id="IMark61064440"/>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61064440"/>.new_size<text:alphabetical-index-mark-end text:id="IMark61064440"/>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61064440"/>.new_value<text:alphabetical-index-mark-end text:id="IMark61064440"/>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61064440"/>.new_values<text:alphabetical-index-mark-end text:id="IMark61064440"/>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61064440"/>!<text:alphabetical-index-mark-end text:id="IMark61064440"/>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61064440"/>+<text:alphabetical-index-mark-end text:id="IMark61064440"/>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61064440"/>.+left<text:alphabetical-index-mark-end text:id="IMark61064440"/>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61064440"/>.+mid<text:alphabetical-index-mark-end text:id="IMark61064440"/>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61064440"/>.+midlr<text:alphabetical-index-mark-end text:id="IMark61064440"/>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61064440"/>.+right<text:alphabetical-index-mark-end text:id="IMark61064440"/>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61064440"/>.-left<text:alphabetical-index-mark-end text:id="IMark61064440"/>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61064440"/>.-mid<text:alphabetical-index-mark-end text:id="IMark61064440"/>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61064440"/>.-midlr<text:alphabetical-index-mark-end text:id="IMark61064440"/>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61064440"/>.-right<text:alphabetical-index-mark-end text:id="IMark61064440"/>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61064440"/>.[]!<text:alphabetical-index-mark-end text:id="IMark61064440"/>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61064440"/>.[]@<text:alphabetical-index-mark-end text:id="IMark61064440"/>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61064440"/>.left<text:alphabetical-index-mark-end text:id="IMark61064440"/>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61064440"/>.length<text:alphabetical-index-mark-end text:id="IMark61064440"/>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61064440"/>.max<text:alphabetical-index-mark-end text:id="IMark61064440"/>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61064440"/>.mid<text:alphabetical-index-mark-end text:id="IMark61064440"/>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61064440"/>.midlr<text:alphabetical-index-mark-end text:id="IMark61064440"/>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61064440"/>.min<text:alphabetical-index-mark-end text:id="IMark61064440"/>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61064440"/>.pp<text:alphabetical-index-mark-end text:id="IMark61064440"/>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61064440"/>.reverse<text:alphabetical-index-mark-end text:id="IMark61064440"/>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61064440"/>.right<text:alphabetical-index-mark-end text:id="IMark61064440"/>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61064440"/>.shuffle<text:alphabetical-index-mark-end text:id="IMark61064440"/>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61064440"/>.sort<text:alphabetical-index-mark-end text:id="IMark61064440"/>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61064440"/>.strmax<text:alphabetical-index-mark-end text:id="IMark61064440"/>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61064440"/>&lt;&lt;<text:alphabetical-index-mark-end text:id="IMark61064440"/>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61064440"/>@<text:alphabetical-index-mark-end text:id="IMark61064440"/>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61064872"/>Class<text:alphabetical-index-mark-end text:id="IMark61064872"/></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p text:style-name="Text_20_body">)methods</text:p>
      <text:p text:style-name="Text_20_body">)stubs</text:p>
      <text:p text:style-name="Text_20_body">.:</text:p>
      <text:p text:style-name="Text_20_body">.is_class?</text:p>
      <text:p text:style-name="Text_20_body">.new</text:p>
      <text:p text:style-name="Text_20_body">.parent_class</text:p>
      <text:p text:style-name="Text_20_body">.subclass:</text:p>
      <text:p text:style-name="Text_20_body">.to_s</text:p>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61064872"/>Complex<text:alphabetical-index-mark-end text:id="IMark6106487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4" text:note-class="footnote"><text:note-citation>34</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5" text:note-class="footnote"><text:note-citation>35</text:note-citation><text:note-body><text:p text:style-name="Footnote">No spaces are permitted within the literal.</text:p></text:note-body></text:note></text:p>
          </table:table-cell>
          <table:table-cell table:style-name="Table5.B1" office:value-type="string">
            <text:p text:style-name="P12">Value<text:note text:id="ftn36" text:note-class="footnote"><text:note-citation>3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3.7i</text:p>
          </table:table-cell>
          <table:table-cell table:style-name="Table5.B2" office:value-type="string">
            <text:p text:style-name="P11">0+3.7i</text:p>
          </table:table-cell>
        </table:table-row>
        <table:table-row>
          <table:table-cell table:style-name="Table5.A2" office:value-type="string">
            <text:p text:style-name="P21">1/2i</text:p>
          </table:table-cell>
          <table:table-cell table:style-name="Table5.B2" office:value-type="string">
            <text:p text:style-name="P11">0+1/2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61064680"/>.cbrt<text:alphabetical-index-mark-end text:id="IMark6106468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61064776"/>.e**<text:alphabetical-index-mark-end text:id="IMark61064776"/>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61064680"/>.split<text:alphabetical-index-mark-end text:id="IMark6106468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61064776"/>.sqrt<text:alphabetical-index-mark-end text:id="IMark61064776"/>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61066792"/>Exception<text:alphabetical-index-mark-end text:id="IMark61066792"/></text:h>
      <text:p text:style-name="Text_20_body"/>
      <text:p text:style-name="Text_20_body">Inheritance: Exception <text:span text:style-name="T9">←</text:span> Object</text:p>
      <text:p text:style-name="Code"/>
      <text:p text:style-name="P37">No unique methods defined.</text:p>
      <text:p text:style-name="Code"/>
      <text:p text:style-name="Text_20_body">Ipsum lorem</text:p>
      <text:h text:style-name="Heading_20_2" text:outline-level="2"/>
      <text:h text:style-name="Heading_20_1" text:outline-level="1"><text:alphabetical-index-mark-start text:id="IMark61066792"/>FalseClass<text:alphabetical-index-mark-end text:id="IMark6106679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61064776"/>&amp;&amp;<text:alphabetical-index-mark-end text:id="IMark61064776"/>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61064776"/>^^<text:alphabetical-index-mark-end text:id="IMark61064776"/>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61064776"/>||<text:alphabetical-index-mark-end text:id="IMark61064776"/>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61066792"/>Float<text:alphabetical-index-mark-end text:id="IMark6106679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7" text:note-class="footnote"><text:note-citation>37</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8" text:note-class="footnote"><text:note-citation>38</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39" text:note-class="footnote"><text:note-citation>39</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61067176"/>Hash<text:alphabetical-index-mark-end text:id="IMark6106717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61067176"/>InStream<text:alphabetical-index-mark-end text:id="IMark6106717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61067176"/>Integer<text:alphabetical-index-mark-end text:id="IMark6106717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0" text:note-class="footnote"><text:note-citation>40</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1" text:note-class="footnote"><text:note-citation>41</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2" text:note-class="footnote"><text:note-citation>42</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445556678789933</text:p>
          </table:table-cell>
          <table:table-cell table:style-name="Table7.B2" office:value-type="string">
            <text:p text:style-name="P11">445556678789933</text:p>
          </table:table-cell>
        </table:table-row>
        <table:table-row>
          <table:table-cell table:style-name="Table7.A2" office:value-type="string">
            <text:p text:style-name="P21">0xff</text:p>
          </table:table-cell>
          <table:table-cell table:style-name="Table7.B2" office:value-type="string">
            <text:p text:style-name="P11">255</text:p>
          </table:table-cell>
        </table:table-row>
        <table:table-row>
          <table:table-cell table:style-name="Table7.A2" office:value-type="string">
            <text:p text:style-name="P21">0xffffffffff</text:p>
          </table:table-cell>
          <table:table-cell table:style-name="Table7.B2" office:value-type="string">
            <text:p text:style-name="P11">1099511627775</text:p>
          </table:table-cell>
        </table:table-row>
        <table:table-row>
          <table:table-cell table:style-name="Table7.A2" office:value-type="string">
            <text:p text:style-name="P21">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99356940"/><text:alphabetical-index-mark-start text:id="IMark99356892"/>MaxNumeric<text:alphabetical-index-mark-end text:id="IMark99356892"/><text:alphabetical-index-mark-end text:id="IMark9935694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99356940"/><text:alphabetical-index-mark-start text:id="IMark99356892"/>MinNumeric<text:alphabetical-index-mark-end text:id="IMark99356892"/><text:alphabetical-index-mark-end text:id="IMark9935694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99356940"/><text:alphabetical-index-mark-start text:id="IMark99356892"/><text:alphabetical-index-mark-start text:id="IMark99356844"/>NilClass<text:alphabetical-index-mark-end text:id="IMark99356844"/><text:alphabetical-index-mark-end text:id="IMark99356892"/><text:alphabetical-index-mark-end text:id="IMark9935694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61067128"/>&amp;&amp;<text:alphabetical-index-mark-end text:id="IMark6106712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61067128"/>^^<text:alphabetical-index-mark-end text:id="IMark6106712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61067128"/>||<text:alphabetical-index-mark-end text:id="IMark6106712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9356940"/>Numeric<text:alphabetical-index-mark-end text:id="IMark9935694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99356940"/>Object<text:alphabetical-index-mark-end text:id="IMark99356940"/></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61067128"/>&amp;&amp;<text:alphabetical-index-mark-end text:id="IMark6106712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61067128"/>)methods<text:alphabetical-index-mark-end text:id="IMark6106712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61067128"/>.<text:alphabetical-index-mark-end text:id="IMark61067128"/>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61067128"/>.::<text:alphabetical-index-mark-end text:id="IMark6106712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5"/>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61067128"/>inst:<text:alphabetical-index-mark-end text:id="IMark6106712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61067128"/>local:<text:alphabetical-index-mark-end text:id="IMark6106712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61067128"/>super<text:alphabetical-index-mark-end text:id="IMark6106712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61067128"/>;<text:alphabetical-index-mark-end text:id="IMark6106712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61067128"/>.class<text:alphabetical-index-mark-end text:id="IMark61067128"/>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61067128"/>.clone<text:alphabetical-index-mark-end text:id="IMark6106712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61067128"/>.copy<text:alphabetical-index-mark-end text:id="IMark6106712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61067128"/>.init<text:alphabetical-index-mark-end text:id="IMark6106712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61067128"/>.is_class?<text:alphabetical-index-mark-end text:id="IMark6106712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61067128"/>.name<text:alphabetical-index-mark-end text:id="IMark6106712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61067128"/>.strlen<text:alphabetical-index-mark-end text:id="IMark6106712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61067128"/>.to_f<text:alphabetical-index-mark-end text:id="IMark6106712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61067128"/>.to_f!<text:alphabetical-index-mark-end text:id="IMark6106712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19">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61067128"/>.to_i<text:alphabetical-index-mark-end text:id="IMark6106712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61067128"/>.to_i!<text:alphabetical-index-mark-end text:id="IMark6106712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19">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61067128"/>.to_n<text:alphabetical-index-mark-end text:id="IMark6106712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61067128"/>.to_n!<text:alphabetical-index-mark-end text:id="IMark6106712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19">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61067128"/>.to_r<text:alphabetical-index-mark-end text:id="IMark6106712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61067128"/>.to_r!<text:alphabetical-index-mark-end text:id="IMark6106712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19">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61067128"/>.to_s<text:alphabetical-index-mark-end text:id="IMark61067128"/>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61067128"/>.to_x<text:alphabetical-index-mark-end text:id="IMark6106712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61067128"/>.to_x!<text:alphabetical-index-mark-end text:id="IMark6106712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0">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61067128"/>&lt;&gt;<text:alphabetical-index-mark-end text:id="IMark61067128"/>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61067128"/>=<text:alphabetical-index-mark-end text:id="IMark61067128"/>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61067128"/>^^<text:alphabetical-index-mark-end text:id="IMark6106712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61067128"/>distinct?<text:alphabetical-index-mark-end text:id="IMark6106712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61067128"/>identical?<text:alphabetical-index-mark-end text:id="IMark6106712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61067128"/>max<text:alphabetical-index-mark-end text:id="IMark6106712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0">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61067128"/>min<text:alphabetical-index-mark-end text:id="IMark610671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0">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61067128"/>nil&lt;&gt;<text:alphabetical-index-mark-end text:id="IMark6106712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61067128"/>nil=<text:alphabetical-index-mark-end text:id="IMark6106712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61067128"/>not<text:alphabetical-index-mark-end text:id="IMark6106712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61067128"/>||<text:alphabetical-index-mark-end text:id="IMark6106712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99356940"/>OutStream<text:alphabetical-index-mark-end text:id="IMark9935694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99356940"/>Procedure<text:alphabetical-index-mark-end text:id="IMark9935694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99356940"/>Queue<text:alphabetical-index-mark-end text:id="IMark9935694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99356940"/>Rational<text:alphabetical-index-mark-end text:id="IMark9935694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3" text:note-class="footnote"><text:note-citation>4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4" text:note-class="footnote"><text:note-citation>44</text:note-citation><text:note-body><text:p text:style-name="Footnote">No spaces are permitted within the literal.</text:p></text:note-body></text:note></text:p>
          </table:table-cell>
          <table:table-cell table:style-name="Table6.B1" office:value-type="string">
            <text:p text:style-name="P12">Value<text:note text:id="ftn45" text:note-class="footnote"><text:note-citation>4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1">1/2</text:p>
          </table:table-cell>
          <table:table-cell table:style-name="Table6.B2" office:value-type="string">
            <text:p text:style-name="P11">1/2</text:p>
          </table:table-cell>
        </table:table-row>
        <table:table-row>
          <table:table-cell table:style-name="Table6.A2" office:value-type="string">
            <text:p text:style-name="P21">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9356796"/>.split<text:alphabetical-index-mark-end text:id="IMark9935679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99357756"/>Stack<text:alphabetical-index-mark-end text:id="IMark9935775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99357756"/>String<text:alphabetical-index-mark-end text:id="IMark9935775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99357756"/>Thread<text:alphabetical-index-mark-end text:id="IMark9935775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99357756"/><text:alphabetical-index-mark-start text:id="IMark99357708"/><text:alphabetical-index-mark-start text:id="IMark99357660"/>TrueClass<text:alphabetical-index-mark-end text:id="IMark99357660"/><text:alphabetical-index-mark-end text:id="IMark99357708"/><text:alphabetical-index-mark-end text:id="IMark9935775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4"/>
      <text:h text:style-name="Heading_20_1" text:outline-level="1"><text:alphabetical-index-mark-start text:id="IMark99357756"/>VirtualMachine<text:alphabetical-index-mark-end text:id="IMark99357756"/></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99357756"/>Commands<text:alphabetical-index-mark-end text:id="IMark9935775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6" text:note-class="footnote"><text:note-citation>46</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7">.</text:p>
          </table:table-cell>
          <table:table-cell table:style-name="Table4.B2" office:value-type="string">
            <text:p text:style-name="P15">Any character except newline</text:p>
          </table:table-cell>
        </table:table-row>
        <table:table-row>
          <table:table-cell table:style-name="Table4.A2" office:value-type="string">
            <text:p text:style-name="P17">[A-Z]</text:p>
          </table:table-cell>
          <table:table-cell table:style-name="Table4.B2" office:value-type="string">
            <text:p text:style-name="P15">Any uppercase alphabetical character.</text:p>
          </table:table-cell>
        </table:table-row>
        <table:table-row>
          <table:table-cell table:style-name="Table4.A2" office:value-type="string">
            <text:p text:style-name="P17">[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d</text:p>
          </table:table-cell>
          <table:table-cell table:style-name="Table4.B2" office:value-type="string">
            <text:p text:style-name="P15">A digit (0..9)</text:p>
          </table:table-cell>
        </table:table-row>
        <table:table-row>
          <table:table-cell table:style-name="Table4.A2" office:value-type="string">
            <text:p text:style-name="P17">X*</text:p>
          </table:table-cell>
          <table:table-cell table:style-name="Table4.B2" office:value-type="string">
            <text:p text:style-name="P15">0 or more repetitions of the X expression.</text:p>
          </table:table-cell>
        </table:table-row>
        <table:table-row>
          <table:table-cell table:style-name="Table4.A2" office:value-type="string">
            <text:p text:style-name="P17">X+</text:p>
          </table:table-cell>
          <table:table-cell table:style-name="Table4.B2" office:value-type="string">
            <text:p text:style-name="P15">1 or more repetitions of the X expression.</text:p>
          </table:table-cell>
        </table:table-row>
        <table:table-row>
          <table:table-cell table:style-name="Table4.A2" office:value-type="string">
            <text:p text:style-name="P17">^</text:p>
          </table:table-cell>
          <table:table-cell table:style-name="Table4.B2" office:value-type="string">
            <text:p text:style-name="P15">The beginning of the line or string.</text:p>
          </table:table-cell>
        </table:table-row>
        <table:table-row>
          <table:table-cell table:style-name="Table4.A2" office:value-type="string">
            <text:p text:style-name="P17">$</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43">A</text:p>
          <text:p text:style-name="P42">again<text:tab/>24</text:p>
          <text:p text:style-name="P42">Array<text:tab/>40</text:p>
          <text:p text:style-name="P43">B</text:p>
          <text:p text:style-name="P42">begin<text:tab/>23</text:p>
          <text:p text:style-name="P43">C</text:p>
          <text:p text:style-name="P42">Class<text:tab/>51</text:p>
          <text:p text:style-name="P42">Classes<text:tab/>32</text:p>
          <text:p text:style-name="P42">Commands<text:tab/>91</text:p>
          <text:p text:style-name="P42">Complex<text:tab/>52</text:p>
          <text:p text:style-name="P43">D</text:p>
          <text:p text:style-name="P42">Declarations<text:tab/>25</text:p>
          <text:p text:style-name="P42">Demo.rb<text:tab/>11</text:p>
          <text:p text:style-name="P42">distinct?<text:tab/>75</text:p>
          <text:p text:style-name="P42">do<text:tab/>22</text:p>
          <text:p text:style-name="P42">do_map_name<text:tab/>36</text:p>
          <text:p text:style-name="P42">drop<text:tab/>18</text:p>
          <text:p text:style-name="P42">Duck Typing<text:tab/>25</text:p>
          <text:p text:style-name="P42">dup<text:tab/>18</text:p>
          <text:p text:style-name="P43">E</text:p>
          <text:p text:style-name="P42">else<text:tab/>20</text:p>
          <text:p text:style-name="P42">Exception<text:tab/>54</text:p>
          <text:p text:style-name="P43">F</text:p>
          <text:p text:style-name="P42">FalseClass<text:tab/>55</text:p>
          <text:p text:style-name="P42">Float<text:tab/>57</text:p>
          <text:p text:style-name="P43">H</text:p>
          <text:p text:style-name="P42">Hash<text:tab/>58</text:p>
          <text:p text:style-name="P43">I</text:p>
          <text:p text:style-name="P42">i<text:tab/>22</text:p>
          <text:p text:style-name="P42">identical?<text:tab/>76</text:p>
          <text:p text:style-name="P42">if<text:tab/>20</text:p>
          <text:p text:style-name="P42">Inheritance<text:tab/>33</text:p>
          <text:p text:style-name="P42">inst:<text:tab/>69</text:p>
          <text:p text:style-name="P42">InStream<text:tab/>59</text:p>
          <text:p text:style-name="P42">Integer<text:tab/>60</text:p>
          <text:p text:style-name="P43">J</text:p>
          <text:p text:style-name="P42">j<text:tab/>22</text:p>
          <text:p text:style-name="P43">L</text:p>
          <text:p text:style-name="P42">Late Binding<text:tab/>33</text:p>
          <text:p text:style-name="P42">local:<text:tab/>69</text:p>
          <text:p text:style-name="P42">loop<text:tab/>22</text:p>
          <text:p text:style-name="P43">M</text:p>
          <text:p text:style-name="P42">max<text:tab/>76</text:p>
          <text:p text:style-name="P42">MaxNumeric<text:tab/>62</text:p>
          <text:p text:style-name="P42">Method Mapping<text:tab/>34</text:p>
          <text:p text:style-name="P42">Methods<text:tab/>33</text:p>
          <text:p text:style-name="P42">min<text:tab/>76</text:p>
          <text:p text:style-name="P42">MinNumeric<text:tab/>63</text:p>
          <text:p text:style-name="P42">Mutation<text:tab/>27</text:p>
          <text:p text:style-name="P43">N</text:p>
          <text:p text:style-name="P42">nil&lt;&gt;<text:tab/>77</text:p>
          <text:p text:style-name="P42">nil=<text:tab/>77</text:p>
          <text:p text:style-name="P42">NilClass<text:tab/>64</text:p>
          <text:p text:style-name="P42">nip<text:tab/>18</text:p>
          <text:p text:style-name="P42">not<text:tab/>77</text:p>
          <text:p text:style-name="P42">Numeric<text:tab/>65</text:p>
          <text:p text:style-name="P43">O</text:p>
          <text:p text:style-name="P42">Object<text:tab/>68</text:p>
          <text:p text:style-name="P42">OutStream<text:tab/>78</text:p>
          <text:p text:style-name="P42">over<text:tab/>18</text:p>
          <text:p text:style-name="P43">P</text:p>
          <text:p text:style-name="P42">pick<text:tab/>18</text:p>
          <text:p text:style-name="P42">Polymorphism<text:tab/>33</text:p>
          <text:p text:style-name="P42">Procedure<text:tab/>80</text:p>
          <text:p text:style-name="P43">Q</text:p>
          <text:p text:style-name="P42">Queue<text:tab/>81</text:p>
          <text:p text:style-name="P43">R</text:p>
          <text:p text:style-name="P42">Rake<text:tab/>11</text:p>
          <text:p text:style-name="P42">Rational<text:tab/>82</text:p>
          <text:p text:style-name="P42">Referencing<text:tab/>26</text:p>
          <text:p text:style-name="P42">repeat<text:tab/>24</text:p>
          <text:p text:style-name="P42">Routing<text:tab/>35</text:p>
          <text:p text:style-name="P43">S</text:p>
          <text:p text:style-name="P42">Scoping<text:tab/>25</text:p>
          <text:p text:style-name="P42">Stack<text:tab/>84</text:p>
          <text:p text:style-name="P42">String<text:tab/>85</text:p>
          <text:p text:style-name="P42">super<text:tab/>69</text:p>
          <text:p text:style-name="P42">swap<text:tab/>19</text:p>
          <text:p text:style-name="P42">switch<text:tab/>20</text:p>
          <text:p text:style-name="P42">SymbolMap<text:tab/>34</text:p>
          <text:p text:style-name="P43">T</text:p>
          <text:p text:style-name="P42">Thanks<text:tab/>9</text:p>
          <text:p text:style-name="P42">then<text:tab/>20</text:p>
          <text:p text:style-name="P42">Thread<text:tab/>87</text:p>
          <text:p text:style-name="P42">TrueClass<text:tab/>88</text:p>
          <text:p text:style-name="P42">tuck<text:tab/>19</text:p>
          <text:p text:style-name="P42">Typing<text:tab/>25</text:p>
          <text:p text:style-name="P43">U</text:p>
          <text:p text:style-name="P42">until<text:tab/>24</text:p>
          <text:p text:style-name="P43">V</text:p>
          <text:p text:style-name="P42">val:<text:tab/>25</text:p>
          <text:p text:style-name="P42">val@:<text:tab/>26</text:p>
          <text:p text:style-name="P42">val#:<text:tab/>26</text:p>
          <text:p text:style-name="P42">val$:<text:tab/>26</text:p>
          <text:p text:style-name="P42">var:<text:tab/>25</text:p>
          <text:p text:style-name="P42">var@:<text:tab/>26</text:p>
          <text:p text:style-name="P42">var#:<text:tab/>26</text:p>
          <text:p text:style-name="P42">var$:<text:tab/>26</text:p>
          <text:p text:style-name="P42">VirtualMachine<text:tab/>89</text:p>
          <text:p text:style-name="P43">X</text:p>
          <text:p text:style-name="P42">x<text:tab/>41</text:p>
          <text:p text:style-name="P43">^</text:p>
          <text:p text:style-name="P42">^^<text:tab/>55, 64, 75</text:p>
          <text:p text:style-name="P43">-</text:p>
          <text:p text:style-name="P42">-i<text:tab/>22</text:p>
          <text:p text:style-name="P42">-j<text:tab/>22</text:p>
          <text:p text:style-name="P43">;</text:p>
          <text:p text:style-name="P42">;<text:tab/>69</text:p>
          <text:p text:style-name="P43">:</text:p>
          <text:p text:style-name="P42">:<text:tab/>35</text:p>
          <text:p text:style-name="P43">!</text:p>
          <text:p text:style-name="P42">!<text:tab/>43</text:p>
          <text:p text:style-name="P43">.</text:p>
          <text:p text:style-name="P42">.<text:tab/>68</text:p>
          <text:p text:style-name="P42">.-left<text:tab/>44</text:p>
          <text:p text:style-name="P42">.-mid<text:tab/>45</text:p>
          <text:p text:style-name="P42">.-midlr<text:tab/>45</text:p>
          <text:p text:style-name="P42">.-right<text:tab/>45</text:p>
          <text:p text:style-name="P42">.:<text:tab/>35</text:p>
          <text:p text:style-name="P42">.::<text:tab/>35, 69</text:p>
          <text:p text:style-name="P42">.[]!<text:tab/>45</text:p>
          <text:p text:style-name="P42">.[]@<text:tab/>46</text:p>
          <text:p text:style-name="P42">.+left<text:tab/>43</text:p>
          <text:p text:style-name="P42">.+mid<text:tab/>44</text:p>
          <text:p text:style-name="P42">.+midlr<text:tab/>44</text:p>
          <text:p text:style-name="P42">.+right<text:tab/>44</text:p>
          <text:p text:style-name="P42">.cbrt<text:tab/>53</text:p>
          <text:p text:style-name="P42">.class<text:tab/>69</text:p>
          <text:p text:style-name="P42">.clone<text:tab/>70</text:p>
          <text:p text:style-name="P42">.copy<text:tab/>70</text:p>
          <text:p text:style-name="P42">.e**<text:tab/>53</text:p>
          <text:p text:style-name="P42">.init<text:tab/>26, 70</text:p>
          <text:p text:style-name="P42">.is_class?<text:tab/>70</text:p>
          <text:p text:style-name="P42">.left<text:tab/>46</text:p>
          <text:p text:style-name="P42">.length<text:tab/>46</text:p>
          <text:p text:style-name="P42">.max<text:tab/>47</text:p>
          <text:p text:style-name="P42">.mid<text:tab/>47</text:p>
          <text:p text:style-name="P42">.midlr<text:tab/>47</text:p>
          <text:p text:style-name="P42">.min<text:tab/>48</text:p>
          <text:p text:style-name="P42">.name<text:tab/>71</text:p>
          <text:p text:style-name="P42">.new<text:tab/>41</text:p>
          <text:p text:style-name="P42">.new_size<text:tab/>42</text:p>
          <text:p text:style-name="P42">.new_value<text:tab/>42</text:p>
          <text:p text:style-name="P42">.new_values<text:tab/>42</text:p>
          <text:p text:style-name="P42">.new{<text:tab/>41</text:p>
          <text:p text:style-name="P42">.pp<text:tab/>48</text:p>
          <text:p text:style-name="P42">.reverse<text:tab/>48</text:p>
          <text:p text:style-name="P42">.right<text:tab/>48</text:p>
          <text:p text:style-name="P42">.shuffle<text:tab/>49</text:p>
          <text:p text:style-name="P42">.sort<text:tab/>49</text:p>
          <text:p text:style-name="P42">.split<text:tab/>53, 82</text:p>
          <text:p text:style-name="P42">.sqrt<text:tab/>53</text:p>
          <text:p text:style-name="P42">.strlen<text:tab/>71</text:p>
          <text:p text:style-name="P42">.strmax<text:tab/>49</text:p>
          <text:p text:style-name="P42">.to_f<text:tab/>71</text:p>
          <text:p text:style-name="P42">.to_f!<text:tab/>72</text:p>
          <text:p text:style-name="P42">.to_i<text:tab/>72</text:p>
          <text:p text:style-name="P42">.to_i!<text:tab/>72</text:p>
          <text:p text:style-name="P42">.to_n<text:tab/>72</text:p>
          <text:p text:style-name="P42"><text:soft-page-break/>.to_n!<text:tab/>73</text:p>
          <text:p text:style-name="P42">.to_r<text:tab/>73</text:p>
          <text:p text:style-name="P42">.to_r!<text:tab/>74</text:p>
          <text:p text:style-name="P42">.to_s<text:tab/>74</text:p>
          <text:p text:style-name="P42">.to_x<text:tab/>74</text:p>
          <text:p text:style-name="P42">.to_x!<text:tab/>75</text:p>
          <text:p text:style-name="P43">)</text:p>
          <text:p text:style-name="P42">)methods<text:tab/>68</text:p>
          <text:p text:style-name="P43">}</text:p>
          <text:p text:style-name="P42">}<text:tab/>41</text:p>
          <text:p text:style-name="P43">@</text:p>
          <text:p text:style-name="P42">@<text:tab/>50</text:p>
          <text:p text:style-name="P43">&amp;</text:p>
          <text:p text:style-name="P42">&amp;&amp;<text:tab/>55, 64, 68</text:p>
          <text:p text:style-name="P43">+</text:p>
          <text:p text:style-name="P42">+<text:tab/>43</text:p>
          <text:p text:style-name="P42">+loop<text:tab/>22</text:p>
          <text:p text:style-name="P43">&lt;</text:p>
          <text:p text:style-name="P42">&lt;&lt;<text:tab/>50</text:p>
          <text:p text:style-name="P42">&lt;&gt;<text:tab/>75</text:p>
          <text:p text:style-name="P43">=</text:p>
          <text:p text:style-name="P42">=<text:tab/>75</text:p>
          <text:p text:style-name="P43">|</text:p>
          <text:p text:style-name="P42">||<text:tab/>55, 64, 77</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98</text:page-number> of <text:page-count>9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5DT7H28M41S</meta:editing-duration>
    <meta:editing-cycles>1434</meta:editing-cycles>
    <meta:generator>OpenOffice/4.1.1$Win32 OpenOffice.org_project/411m6$Build-9775</meta:generator>
    <dc:date>2015-03-27T11:14:14.93</dc:date>
    <dc:creator>Peter Camilleri</dc:creator>
    <meta:printed-by>Peter Camilleri</meta:printed-by>
    <meta:print-date>2015-02-10T10:49:15.76</meta:print-date>
    <meta:document-statistic meta:table-count="92" meta:image-count="0" meta:object-count="0" meta:page-count="98" meta:paragraph-count="2604" meta:word-count="16458" meta:character-count="96464"/>
    <meta:template xlink:type="simple" xlink:actuate="onRequest" xlink:title="MyDefault" xlink:href="../../../../OpenOffice.org/3/user/template/MyDefault.ott" meta:date="2014-06-26T22:09:00.24"/>
  </office:meta>
</office:document-meta>
</file>